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&gt;[.F9]" style:apply-style-name="Bad" style:base-cell-address="Sheet1.A13"/>
      <style:map style:condition="cell-content()&gt;[.E9]" style:apply-style-name="Warning" style:base-cell-address="Sheet1.A1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 table:number-columns-spanned="6" table:number-rows-spanned="1">
            <text:p>Voltage Feedback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VREF</text:p>
          </table:table-cell>
          <table:table-cell office:value-type="string" calcext:value-type="string">
            <text:p>RTOP</text:p>
          </table:table-cell>
          <table:table-cell office:value-type="string" calcext:value-type="string">
            <text:p>RBOT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.6" calcext:value-type="float">
            <text:p>6.6</text:p>
          </table:table-cell>
          <table:table-cell office:value-type="float" office:value="7.5" calcext:value-type="float">
            <text:p>7.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VOUT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table:formula="of:=[.A3] * (1 + ([.B3] * 10 ^ 3) / ([.C3] * 10 ^ 3))" office:value-type="float" office:value="1.504" calcext:value-type="float">
            <text:p>1.504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office:value-type="string" calcext:value-type="string">
            <text:p>u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Nominal Ripple</text:p>
          </table:table-cell>
          <table:table-cell office:value-type="string" calcext:value-type="string">
            <text:p>Max Ripple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9] * 10 ^ -6" office:value-type="float" office:value="0.00001" calcext:value-type="float">
            <text:p>0.00001</text:p>
          </table:table-cell>
          <table:table-cell office:value-type="float" office:value="1000" calcext:value-type="float">
            <text:p>1000</text:p>
          </table:table-cell>
          <table:table-cell table:formula="of:=[.C9] * 10 ^ 3" office:value-type="float" office:value="1000000" calcext:value-type="float">
            <text:p>100000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N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Output Current Ripple</text:p>
          </table:table-cell>
          <table:table-cell table:number-columns-repeated="1023"/>
        </table:table-row>
        <table:table-row table:style-name="ro2">
          <table:table-cell table:style-name="ce5" table:formula="of:=([.A5] * (1 - [.A5] / 12)) / ([.B9] * [.D9])" office:value-type="float" office:value="0.131549866666667" calcext:value-type="float">
            <text:p>0.131549866666667</text:p>
          </table:table-cell>
          <table:table-cell table:number-columns-repeated="1023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3:Sheet1.A13">
            <calcext:condition calcext:apply-style-name="Bad" calcext:value="&gt;[.F9]" calcext:base-cell-address="Sheet1.A13"/>
            <calcext:condition calcext:apply-style-name="Warning" calcext:value="&gt;[.E9]" calcext:base-cell-address="Sheet1.A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8T07:48:05.982000000</meta:creation-date>
    <meta:generator>LibreOffice/7.3.3.2$Windows_X86_64 LibreOffice_project/d1d0ea68f081ee2800a922cac8f79445e4603348</meta:generator>
    <dc:date>2023-02-18T09:55:25.845000000</dc:date>
    <meta:editing-duration>PT45M25S</meta:editing-duration>
    <meta:editing-cycles>2</meta:editing-cycles>
    <meta:document-statistic meta:table-count="1" meta:cell-count="26" meta:object-count="0"/>
  </office:meta>
</office:document-meta>
</file>